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8000001981EA93872296F6EDC.jpg" manifest:media-type="image/jpeg"/>
  <manifest:file-entry manifest:full-path="Pictures/1000000000000405000000B47E0C03ACEF2D49AE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 Sans" svg:font-family="'Open Sans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officeooo:rsid="001a3f23" officeooo:paragraph-rsid="001a3f23"/>
    </style:style>
    <style:style style:name="T1" style:family="text">
      <style:text-properties fo:font-variant="normal" fo:text-transform="none" fo:color="#ffffff" loext:opacity="100%" style:font-name="Open Sans" fo:font-size="13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<draw:frame draw:style-name="fr2" draw:name="Imagen1" text:anchor-type="char" svg:width="17cm" svg:height="2.972cm" draw:z-index="0"><draw:image xlink:href="Pictures/1000000000000405000000B47E0C03ACEF2D49AE.jpg" xlink:type="simple" xlink:show="embed" xlink:actuate="onLoad" draw:mime-type="image/jpeg"/></draw:frame><draw:frame draw:style-name="fr1" draw:name="Imagen2" text:anchor-type="char" svg:x="-0.323cm" svg:y="2.97cm" svg:width="17cm" svg:height="5.741cm" draw:z-index="1"><draw:image xlink:href="Pictures/10000000000004B8000001981EA93872296F6EDC.jpg" xlink:type="simple" xlink:show="embed" xlink:actuate="onLoad" draw:mime-type="image/jpeg"/></draw:frame>ambas IP son de clase C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 Sans" svg:font-family="'Open Sans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4T20:57:14.380000000</meta:creation-date>
    <dc:date>2022-06-24T21:00:54.248000000</dc:date>
    <meta:editing-duration>PT3M41S</meta:editing-duration>
    <meta:editing-cycles>1</meta:editing-cycles>
    <meta:document-statistic meta:table-count="0" meta:image-count="2" meta:object-count="0" meta:page-count="1" meta:paragraph-count="1" meta:word-count="6" meta:character-count="24" meta:non-whitespace-character-count="19"/>
    <meta:generator>LibreOffice/7.0.3.1$Windows_X86_64 LibreOffice_project/d7547858d014d4cf69878db179d326fc3483e082</meta:generator>
  </office:meta>
</office:document-meta>
</file>